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it here a Seeec!</text:p>
          </table:table-cell>
          <table:table-cell table:number-columns-repeated="1020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mind waiting, but what exactly
are you going to do with a grounded starship?</text:p>
          </table:table-cell>
          <table:table-cell table:number-columns-repeated="1020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s true that this starship's out of juice
and can't fly anywhere, but...</text:p>
          </table:table-cell>
          <table:table-cell table:number-columns-repeated="1020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style-name="ce0"/>
          <table:table-cell table:style-name="ce0"/>
          <table:table-cell table:style-name="ce0" office:value-type="string">
            <text:p>To open the doors, solar power's more than
Enouuugh!</text:p>
          </table:table-cell>
          <table:table-cell table:number-columns-repeated="1020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-AWESOOOOOOME!!!</text:p>
          </table:table-cell>
          <table:table-cell table:number-columns-repeated="1020"/>
        </table:table-row>
        <table:table-row>
          <table:table-cell table:style-name="ce0" office:value-type="string">
            <text:p>ちょっと忘れ物を取ってく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just gonna pick up something I forgot
in here, Okaaaay?</text:p>
          </table:table-cell>
          <table:table-cell table:number-columns-repeated="1020"/>
        </table:table-row>
        <table:table-row>
          <table:table-cell table:style-name="ce0" office:value-type="string">
            <text:p>中ってどうなってるの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gotta know what it looks like in there!!</text:p>
          </table:table-cell>
          <table:table-cell table:number-columns-repeated="1020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pitch black in there, since it's
out of energy.</text:p>
          </table:table-cell>
          <table:table-cell table:number-columns-repeated="1020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style-name="ce0"/>
          <table:table-cell table:style-name="ce0"/>
          <table:table-cell table:style-name="ce0" office:value-type="string">
            <text:p>(I must admit I'm curious, though...)</text:p>
          </table:table-cell>
          <table:table-cell table:number-columns-repeated="1020"/>
        </table:table-row>
        <table:table-row>
          <table:table-cell table:style-name="ce0" office:value-type="string">
            <text:p>見つけた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ound Iiiit!</text:p>
          </table:table-cell>
          <table:table-cell table:number-columns-repeated="1020"/>
        </table:table-row>
        <table:table-row>
          <table:table-cell table:style-name="ce0" office:value-type="string">
            <text:p>もう用は済んだから戻るネー！</text:p>
          </table:table-cell>
          <table:table-cell table:style-name="ce0"/>
          <table:table-cell table:style-name="ce0"/>
          <table:table-cell table:style-name="ce0" office:value-type="string">
            <text:p>I'm all done here, so let's Gooo!</text:p>
          </table:table-cell>
          <table:table-cell table:number-columns-repeated="1020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what is it that you found, I wonder?</text:p>
          </table:table-cell>
          <table:table-cell table:number-columns-repeated="1020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tell you just as soon as I've made sure
it still Wooorks!</text:p>
          </table:table-cell>
          <table:table-cell table:number-columns-repeated="1020"/>
        </table:table-row>
        <table:table-row>
          <table:table-cell table:style-name="ce0" office:value-type="string">
            <text:p>それまでは秘密なんだナー！</text:p>
          </table:table-cell>
          <table:table-cell table:style-name="ce0"/>
          <table:table-cell table:style-name="ce0"/>
          <table:table-cell table:style-name="ce0" office:value-type="string">
            <text:p>'Til then, it's top Secreeet!</text:p>
          </table:table-cell>
          <table:table-cell table:number-columns-repeated="1020"/>
        </table:table-row>
        <table:table-row>
          <table:table-cell table:style-name="ce0" office:value-type="string">
            <text:p>・・・気にな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I am very curious.</text:p>
          </table:table-cell>
          <table:table-cell table:number-columns-repeated="1020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done, then let's go back inside.
The Knight Commander is waiting for u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